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wrap-option="no-wrap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32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2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1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7"/>
          <table:table-cell table:style-name="ce31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7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0.206193516999" calcext:value-type="float">
            <text:p>230.21</text:p>
          </table:table-cell>
          <table:table-cell office:value-type="float" office:value="19.6597273235271" calcext:value-type="float">
            <text:p>19.66</text:p>
          </table:table-cell>
          <table:table-cell office:value-type="float" office:value="125" calcext:value-type="float">
            <text:p>125.00</text:p>
          </table:table-cell>
          <table:table-cell office:value-type="float" office:value="23.1166112224606" calcext:value-type="float">
            <text:p>23.12</text:p>
          </table:table-cell>
          <table:table-cell office:value-type="float" office:value="292.100571561001" calcext:value-type="float">
            <text:p>292.1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289973663996" calcext:value-type="float">
            <text:p>217.2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3.508174421004" calcext:value-type="float">
            <text:p>333.51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3.920896240998" calcext:value-type="float">
            <text:p>233.92</text:p>
          </table:table-cell>
          <table:table-cell office:value-type="float" office:value="19.5742333727535" calcext:value-type="float">
            <text:p>19.57</text:p>
          </table:table-cell>
          <table:table-cell office:value-type="float" office:value="115" calcext:value-type="float">
            <text:p>115.00</text:p>
          </table:table-cell>
          <table:table-cell office:value-type="float" office:value="22.7545665597723" calcext:value-type="float">
            <text:p>22.75</text:p>
          </table:table-cell>
          <table:table-cell office:value-type="float" office:value="296.073537416996" calcext:value-type="float">
            <text:p>296.0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4.088954734994" calcext:value-type="float">
            <text:p>214.0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0.673636527004" calcext:value-type="float">
            <text:p>330.67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9.319685124996" calcext:value-type="float">
            <text:p>229.32</text:p>
          </table:table-cell>
          <table:table-cell office:value-type="float" office:value="19.6365147546229" calcext:value-type="float">
            <text:p>19.64</text:p>
          </table:table-cell>
          <table:table-cell office:value-type="float" office:value="120" calcext:value-type="float">
            <text:p>120.00</text:p>
          </table:table-cell>
          <table:table-cell office:value-type="float" office:value="22.9551232975991" calcext:value-type="float">
            <text:p>22.96</text:p>
          </table:table-cell>
          <table:table-cell office:value-type="float" office:value="284.725875991004" calcext:value-type="float">
            <text:p>284.7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5.792705858999" calcext:value-type="float">
            <text:p>215.7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650680814004" calcext:value-type="float">
            <text:p>336.65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5.219683112999" calcext:value-type="float">
            <text:p>235.22</text:p>
          </table:table-cell>
          <table:table-cell office:value-type="float" office:value="19.6786339747777" calcext:value-type="float">
            <text:p>19.68</text:p>
          </table:table-cell>
          <table:table-cell office:value-type="float" office:value="99" calcext:value-type="float">
            <text:p>99.00</text:p>
          </table:table-cell>
          <table:table-cell office:value-type="float" office:value="22.416486022733" calcext:value-type="float">
            <text:p>22.42</text:p>
          </table:table-cell>
          <table:table-cell office:value-type="float" office:value="291.430532751001" calcext:value-type="float">
            <text:p>291.4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6.947027506998" calcext:value-type="float">
            <text:p>216.95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4.727972556997" calcext:value-type="float">
            <text:p>334.73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33.957522022996" calcext:value-type="float">
            <text:p>233.96</text:p>
          </table:table-cell>
          <table:table-cell table:style-name="ce12" office:value-type="float" office:value="19.6994017605808" calcext:value-type="float">
            <text:p>19.70</text:p>
          </table:table-cell>
          <table:table-cell table:style-name="ce12" office:value-type="float" office:value="116" calcext:value-type="float">
            <text:p>116.00</text:p>
          </table:table-cell>
          <table:table-cell table:style-name="ce12" office:value-type="float" office:value="22.907390018791" calcext:value-type="float">
            <text:p>22.91</text:p>
          </table:table-cell>
          <table:table-cell table:style-name="ce25" office:value-type="float" office:value="293.205664916" calcext:value-type="float">
            <text:p>293.21</text:p>
          </table:table-cell>
          <table:table-cell table:style-name="ce33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9" office:value-type="float" office:value="212.993394810001" calcext:value-type="float">
            <text:p>212.99</text:p>
          </table:table-cell>
          <table:table-cell table:style-name="ce33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39" office:value-type="float" office:value="329.731102623999" calcext:value-type="float">
            <text:p>329.73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2.524796003797" calcext:value-type="float">
            <text:p>232.52</text:p>
          </table:table-cell>
          <table:table-cell table:style-name="ce29" table:formula="of:=AVERAGE([.F4:.F8])" office:value-type="float" office:value="19.6497022372524" calcext:value-type="float">
            <text:p>19.65</text:p>
          </table:table-cell>
          <table:table-cell table:formula="of:=AVERAGE([.G4:.G8])" office:value-type="float" office:value="115" calcext:value-type="float">
            <text:p>115.00</text:p>
          </table:table-cell>
          <table:table-cell table:formula="of:=AVERAGE([.H4:.H8])" office:value-type="float" office:value="22.8300354242712" calcext:value-type="float">
            <text:p>22.83</text:p>
          </table:table-cell>
          <table:table-cell table:formula="of:=AVERAGE([.I4:.I8])" office:value-type="float" office:value="291.5072365272" calcext:value-type="float">
            <text:p>291.51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15.422411314998" calcext:value-type="float">
            <text:p>215.42</text:p>
          </table:table-cell>
          <table:table-cell table:formula="of:=AVERAGE([.N4:.N8])" office:value-type="float" office:value="0.669304949371126" calcext:value-type="float">
            <text:p>0.67</text:p>
          </table:table-cell>
          <table:table-cell table:formula="of:=AVERAGE([.O4:.O8])" office:value-type="float" office:value="0" calcext:value-type="float">
            <text:p>0.00</text:p>
          </table:table-cell>
          <table:table-cell table:formula="of:=AVERAGE([.P4:.P8])" office:value-type="float" office:value="0.669304949371126" calcext:value-type="float">
            <text:p>0.67</text:p>
          </table:table-cell>
          <table:table-cell table:formula="of:=AVERAGE([.Q4:.Q8])" office:value-type="float" office:value="333.058313388601" calcext:value-type="float">
            <text:p>333.06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0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0"/>
          <table:table-cell table:style-name="ce34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3.508174421004" calcext:value-type="float">
            <text:p>333.51</text:p>
          </table:table-cell>
          <table:table-cell office:value-type="float" office:value="19.531394377458" calcext:value-type="float">
            <text:p>19.53</text:p>
          </table:table-cell>
          <table:table-cell office:value-type="float" office:value="274" calcext:value-type="float">
            <text:p>274.00</text:p>
          </table:table-cell>
          <table:table-cell office:value-type="float" office:value="23.2627339071553" calcext:value-type="float">
            <text:p>23.26</text:p>
          </table:table-cell>
          <table:table-cell office:value-type="float" office:value="471.033196783006" calcext:value-type="float">
            <text:p>471.0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31.496175014996" calcext:value-type="float">
            <text:p>331.5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7.112589741002" calcext:value-type="float">
            <text:p>537.11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0.673636527004" calcext:value-type="float">
            <text:p>330.67</text:p>
          </table:table-cell>
          <table:table-cell office:value-type="float" office:value="19.6221847625065" calcext:value-type="float">
            <text:p>19.62</text:p>
          </table:table-cell>
          <table:table-cell office:value-type="float" office:value="278" calcext:value-type="float">
            <text:p>278.00</text:p>
          </table:table-cell>
          <table:table-cell office:value-type="float" office:value="23.4079964021264" calcext:value-type="float">
            <text:p>23.41</text:p>
          </table:table-cell>
          <table:table-cell office:value-type="float" office:value="477.447177784001" calcext:value-type="float">
            <text:p>477.4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4.837694536" calcext:value-type="float">
            <text:p>324.84</text:p>
          </table:table-cell>
          <table:table-cell office:value-type="float" office:value="10.8207679046433" calcext:value-type="float">
            <text:p>10.82</text:p>
          </table:table-cell>
          <table:table-cell office:value-type="float" office:value="264" calcext:value-type="float">
            <text:p>264.00</text:p>
          </table:table-cell>
          <table:table-cell office:value-type="float" office:value="15.7625888608651" calcext:value-type="float">
            <text:p>15.76</text:p>
          </table:table-cell>
          <table:table-cell office:value-type="float" office:value="551.124058078" calcext:value-type="float">
            <text:p>551.12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650680814004" calcext:value-type="float">
            <text:p>336.65</text:p>
          </table:table-cell>
          <table:table-cell office:value-type="float" office:value="21.8076566720246" calcext:value-type="float">
            <text:p>21.81</text:p>
          </table:table-cell>
          <table:table-cell office:value-type="float" office:value="152" calcext:value-type="float">
            <text:p>152.00</text:p>
          </table:table-cell>
          <table:table-cell office:value-type="float" office:value="23.877596849083" calcext:value-type="float">
            <text:p>23.88</text:p>
          </table:table-cell>
          <table:table-cell office:value-type="float" office:value="466.235373882999" calcext:value-type="float">
            <text:p>466.24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3.078897044994" calcext:value-type="float">
            <text:p>323.08</text:p>
          </table:table-cell>
          <table:table-cell office:value-type="float" office:value="10.8954621369116" calcext:value-type="float">
            <text:p>10.90</text:p>
          </table:table-cell>
          <table:table-cell office:value-type="float" office:value="239" calcext:value-type="float">
            <text:p>239.00</text:p>
          </table:table-cell>
          <table:table-cell office:value-type="float" office:value="15.3693076237942" calcext:value-type="float">
            <text:p>15.37</text:p>
          </table:table-cell>
          <table:table-cell office:value-type="float" office:value="571.196030512998" calcext:value-type="float">
            <text:p>571.20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4.727972556997" calcext:value-type="float">
            <text:p>334.73</text:p>
          </table:table-cell>
          <table:table-cell office:value-type="float" office:value="21.4996911858423" calcext:value-type="float">
            <text:p>21.50</text:p>
          </table:table-cell>
          <table:table-cell office:value-type="float" office:value="209" calcext:value-type="float">
            <text:p>209.00</text:p>
          </table:table-cell>
          <table:table-cell office:value-type="float" office:value="24.3458589292975" calcext:value-type="float">
            <text:p>24.35</text:p>
          </table:table-cell>
          <table:table-cell office:value-type="float" office:value="473.584580477" calcext:value-type="float">
            <text:p>473.5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1.353288921004" calcext:value-type="float">
            <text:p>321.35</text:p>
          </table:table-cell>
          <table:table-cell office:value-type="float" office:value="10.819543457829" calcext:value-type="float">
            <text:p>10.82</text:p>
          </table:table-cell>
          <table:table-cell office:value-type="float" office:value="258" calcext:value-type="float">
            <text:p>258.00</text:p>
          </table:table-cell>
          <table:table-cell office:value-type="float" office:value="15.6490503014094" calcext:value-type="float">
            <text:p>15.65</text:p>
          </table:table-cell>
          <table:table-cell office:value-type="float" office:value="544.405446146" calcext:value-type="float">
            <text:p>544.41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29.731102623999" calcext:value-type="float">
            <text:p>329.73</text:p>
          </table:table-cell>
          <table:table-cell table:style-name="ce12" office:value-type="float" office:value="19.5626773511393" calcext:value-type="float">
            <text:p>19.56</text:p>
          </table:table-cell>
          <table:table-cell table:style-name="ce12" office:value-type="float" office:value="278" calcext:value-type="float">
            <text:p>278.00</text:p>
          </table:table-cell>
          <table:table-cell table:style-name="ce12" office:value-type="float" office:value="23.3484889907592" calcext:value-type="float">
            <text:p>23.35</text:p>
          </table:table-cell>
          <table:table-cell table:style-name="ce25" office:value-type="float" office:value="469.581136023" calcext:value-type="float">
            <text:p>469.58</text:p>
          </table:table-cell>
          <table:table-cell table:style-name="ce33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9" office:value-type="float" office:value="323.312624796003" calcext:value-type="float">
            <text:p>323.31</text:p>
          </table:table-cell>
          <table:table-cell table:style-name="ce33" office:value-type="float" office:value="10.8118057157656" calcext:value-type="float">
            <text:p>10.81</text:p>
          </table:table-cell>
          <table:table-cell table:style-name="ce12" office:value-type="float" office:value="255" calcext:value-type="float">
            <text:p>255.00</text:p>
          </table:table-cell>
          <table:table-cell table:style-name="ce12" office:value-type="float" office:value="15.5851555030253" calcext:value-type="float">
            <text:p>15.59</text:p>
          </table:table-cell>
          <table:table-cell table:style-name="ce39" office:value-type="float" office:value="556.7262563" calcext:value-type="float">
            <text:p>556.73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33.058313388601" calcext:value-type="float">
            <text:p>333.06</text:p>
          </table:table-cell>
          <table:table-cell table:style-name="ce29" table:formula="of:=AVERAGE([.F16:.F20])" office:value-type="float" office:value="20.4047208697942" calcext:value-type="float">
            <text:p>20.40</text:p>
          </table:table-cell>
          <table:table-cell table:formula="of:=AVERAGE([.G16:.G20])" office:value-type="float" office:value="238.2" calcext:value-type="float">
            <text:p>238.20</text:p>
          </table:table-cell>
          <table:table-cell table:formula="of:=AVERAGE([.H16:.H20])" office:value-type="float" office:value="23.6485350156843" calcext:value-type="float">
            <text:p>23.65</text:p>
          </table:table-cell>
          <table:table-cell table:formula="of:=AVERAGE([.I16:.I20])" office:value-type="float" office:value="471.576292990001" calcext:value-type="float">
            <text:p>471.58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4.815736062599" calcext:value-type="float">
            <text:p>324.82</text:p>
          </table:table-cell>
          <table:table-cell table:formula="of:=AVERAGE([.N16:.N20])" office:value-type="float" office:value="11.5269299543329" calcext:value-type="float">
            <text:p>11.53</text:p>
          </table:table-cell>
          <table:table-cell table:formula="of:=AVERAGE([.O16:.O20])" office:value-type="float" office:value="203.2" calcext:value-type="float">
            <text:p>203.20</text:p>
          </table:table-cell>
          <table:table-cell table:formula="of:=AVERAGE([.P16:.P20])" office:value-type="float" office:value="15.3306345691218" calcext:value-type="float">
            <text:p>15.33</text:p>
          </table:table-cell>
          <table:table-cell table:formula="of:=AVERAGE([.Q16:.Q20])" office:value-type="float" office:value="552.1128761556" calcext:value-type="float">
            <text:p>552.11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1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7"/>
          <table:table-cell table:style-name="ce31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7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82.791554696199" calcext:value-type="float" table:number-columns-spanned="1" table:number-rows-spanned="2">
            <text:p>282.7916</text:p>
          </table:table-cell>
          <table:table-cell table:style-name="ce17" table:formula="of:=AVERAGE([.F9];[.F21])" office:value-type="float" office:value="20.0272115535233" calcext:value-type="float" table:number-columns-spanned="1" table:number-rows-spanned="2">
            <text:p>20.0272</text:p>
          </table:table-cell>
          <table:table-cell table:style-name="ce17" table:formula="of:=AVERAGE([.G9];[.G21])" office:value-type="float" office:value="176.6" calcext:value-type="float" table:number-columns-spanned="1" table:number-rows-spanned="2">
            <text:p>176.6000</text:p>
          </table:table-cell>
          <table:table-cell table:style-name="ce17" table:formula="of:=AVERAGE([.H9];[.H21])" office:value-type="float" office:value="23.2392852199777" calcext:value-type="float" table:number-columns-spanned="1" table:number-rows-spanned="2">
            <text:p>23.2393</text:p>
          </table:table-cell>
          <table:table-cell table:style-name="ce17" table:formula="of:=AVERAGE([.I9];[.I21])" office:value-type="float" office:value="381.541764758601" calcext:value-type="float" table:number-columns-spanned="1" table:number-rows-spanned="2">
            <text:p>381.5418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5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0.119073688798" calcext:value-type="float" table:number-columns-spanned="1" table:number-rows-spanned="2">
            <text:p>270.1191</text:p>
          </table:table-cell>
          <table:table-cell table:style-name="ce17" table:formula="of:=AVERAGE([.N9];[.N21])" office:value-type="float" office:value="6.098117451852" calcext:value-type="float" table:number-columns-spanned="1" table:number-rows-spanned="2">
            <text:p>6.0981</text:p>
          </table:table-cell>
          <table:table-cell table:style-name="ce35" table:formula="of:=AVERAGE([.O9];[.O21])" office:value-type="float" office:value="101.6" calcext:value-type="float" table:number-columns-spanned="1" table:number-rows-spanned="2">
            <text:p>101.6000</text:p>
          </table:table-cell>
          <table:table-cell table:style-name="ce17" table:formula="of:=AVERAGE([.P9];[.P21])" office:value-type="float" office:value="7.99996975924644" calcext:value-type="float" table:number-columns-spanned="1" table:number-rows-spanned="2">
            <text:p>8.0000</text:p>
          </table:table-cell>
          <table:table-cell table:style-name="ce17" table:formula="of:=AVERAGE([.Q9];[.Q21])" office:value-type="float" office:value="442.585594772101" calcext:value-type="float" table:number-columns-spanned="1" table:number-rows-spanned="2">
            <text:p>442.5856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6"/>
          <table:covered-table-cell table:number-columns-repeated="2" table:style-name="Default"/>
          <table:covered-table-cell table:style-name="ce17"/>
          <table:covered-table-cell table:style-name="ce36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3:07:17.292931428</meta:creation-date>
    <meta:generator>LibreOffice/6.0.7.3$Linux_X86_64 LibreOffice_project/00m0$Build-3</meta:generator>
    <dc:date>2020-04-22T03:09:34.505026518</dc:date>
    <meta:editing-duration>PT2M17S</meta:editing-duration>
    <meta:editing-cycles>1</meta:editing-cycles>
    <meta:document-statistic meta:table-count="1" meta:cell-count="284" meta:object-count="0"/>
  </office:meta>
</office:document-meta>
</file>